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1.3571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time" office:time-value="PT14H21M19.425S">
            <text:p>14:21:19.43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time" office:time-value="PT14H21M19.461S">
            <text:p>14:21:19.46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time" office:time-value="PT14H21M19.492S">
            <text:p>14:21:19.49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time" office:time-value="PT14H21M19.528S">
            <text:p>14:21:19.53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time" office:time-value="PT14H21M19.43S">
            <text:p>14:21:19.43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do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time" office:time-value="PT14H21M19.56S">
            <text:p>14:21:19.56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time" office:time-value="PT14H21M19.465S">
            <text:p>14:21:19.47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do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time" office:time-value="PT14H21M19.594S">
            <text:p>14:21:19.59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time" office:time-value="PT14H21M19.496S">
            <text:p>14:21:19.50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do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time" office:time-value="PT14H21M19.627S">
            <text:p>14:21:19.63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time" office:time-value="PT14H21M19.662S">
            <text:p>14:21:19.66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time" office:time-value="PT14H21M19.539S">
            <text:p>14:21:19.54</text:p>
          </table:table-cell>
          <table:table-cell office:value-type="string">
            <text:p>Information Sharing for User Participants 1-1</text:p>
          </table:table-cell>
          <table:table-cell office:value-type="string">
            <text:p>/;jsessionid=8950E2D367D406052CD72DBAD996E8B5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time" office:time-value="PT14H21M19.693S">
            <text:p>14:21:19.69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time" office:time-value="PT14H21M19.532S">
            <text:p>14:21:19.53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do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time" office:time-value="PT14H21M19.572S">
            <text:p>14:21:19.57</text:p>
          </table:table-cell>
          <table:table-cell office:value-type="string">
            <text:p>Information Sharing for User Participants 1-2</text:p>
          </table:table-cell>
          <table:table-cell office:value-type="string">
            <text:p>/;jsessionid=8950E2D367D406052CD72DBAD996E8B5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time" office:time-value="PT14H21M19.73S">
            <text:p>14:21:19.7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time" office:time-value="PT14H21M19.564S">
            <text:p>14:21:19.56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do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time" office:time-value="PT14H21M19.761S">
            <text:p>14:21:19.76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time" office:time-value="PT14H21M19.795S">
            <text:p>14:21:19.8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time" office:time-value="PT14H21M19.619S">
            <text:p>14:21:19.62</text:p>
          </table:table-cell>
          <table:table-cell office:value-type="string">
            <text:p>Information Sharing for User Participants 1-3</text:p>
          </table:table-cell>
          <table:table-cell office:value-type="string">
            <text:p>/;jsessionid=8950E2D367D406052CD72DBAD996E8B5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office:value-type="time" office:time-value="PT14H21M19.631S">
            <text:p>14:21:19.63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do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time" office:time-value="PT14H21M19.839S">
            <text:p>14:21:19.8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office:value-type="time" office:time-value="PT14H21M19.864S">
            <text:p>14:21:19.8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office:value-type="time" office:time-value="PT14H21M19.598S">
            <text:p>14:21:19.60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do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office:value-type="time" office:time-value="PT14H21M19.898S">
            <text:p>14:21:19.9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time" office:time-value="PT14H21M19.931S">
            <text:p>14:21:19.93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office:value-type="time" office:time-value="PT14H21M19.966S">
            <text:p>14:21:19.97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office:value-type="time" office:time-value="PT14H21M19.758S">
            <text:p>14:21:19.76</text:p>
          </table:table-cell>
          <table:table-cell office:value-type="string">
            <text:p>Information Sharing for User Participants 1-5</text:p>
          </table:table-cell>
          <table:table-cell office:value-type="string">
            <text:p>/;jsessionid=8950E2D367D406052CD72DBAD996E8B5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4H21M19.715S">
            <text:p>14:21:19.72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277">
            <text:p>277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4H21M19.993S">
            <text:p>14:21:19.99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office:value-type="time" office:time-value="PT14H21M19.999S">
            <text:p>14:21:20.00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office:value-type="time" office:time-value="PT14H21M19.734S">
            <text:p>14:21:19.7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do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office:value-type="time" office:time-value="PT14H21M20.034S">
            <text:p>14:21:20.03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office:value-type="time" office:time-value="PT14H21M19.704S">
            <text:p>14:21:19.70</text:p>
          </table:table-cell>
          <table:table-cell office:value-type="string">
            <text:p>Information Sharing for User Participants 1-4</text:p>
          </table:table-cell>
          <table:table-cell office:value-type="string">
            <text:p>/;jsessionid=8950E2D367D406052CD72DBAD996E8B5</text:p>
          </table:table-cell>
          <table:table-cell office:value-type="float" office:value="363">
            <text:p>363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time" office:time-value="PT14H21M20.068S">
            <text:p>14:21:20.07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office:value-type="time" office:time-value="PT14H21M19.765S">
            <text:p>14:21:19.77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do</text:p>
          </table:table-cell>
          <table:table-cell office:value-type="float" office:value="320">
            <text:p>32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4H21M19.688S">
            <text:p>14:21:19.69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410">
            <text:p>410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2">
          <table:table-cell office:value-type="float" office:value="38">
            <text:p>38</text:p>
          </table:table-cell>
          <table:table-cell office:value-type="time" office:time-value="PT14H21M20.102S">
            <text:p>14:21:20.10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4H21M20.1S">
            <text:p>14:21:20.10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12">
            <text:p>1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office:value-type="time" office:time-value="PT14H21M20.135S">
            <text:p>14:21:20.14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office:value-type="time" office:time-value="PT14H21M20.169S">
            <text:p>14:21:20.17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time" office:time-value="PT14H21M20.007S">
            <text:p>14:21:20.01</text:p>
          </table:table-cell>
          <table:table-cell office:value-type="string">
            <text:p>Information Sharing for User Participants 1-10</text:p>
          </table:table-cell>
          <table:table-cell office:value-type="string">
            <text:p>/;jsessionid=8950E2D367D406052CD72DBAD996E8B5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office:value-type="time" office:time-value="PT14H21M20.202S">
            <text:p>14:21:20.20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office:value-type="time" office:time-value="PT14H21M19.667S">
            <text:p>14:21:19.67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do</text:p>
          </table:table-cell>
          <table:table-cell office:value-type="float" office:value="557">
            <text:p>557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time" office:time-value="PT14H21M19.697S">
            <text:p>14:21:19.70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do</text:p>
          </table:table-cell>
          <table:table-cell office:value-type="float" office:value="547">
            <text:p>547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office:value-type="time" office:time-value="PT14H21M20.237S">
            <text:p>14:21:20.24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office:value-type="time" office:time-value="PT14H21M20.27S">
            <text:p>14:21:20.27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office:value-type="time" office:time-value="PT14H21M20.005S">
            <text:p>14:21:20.0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do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office:value-type="time" office:time-value="PT14H21M20.303S">
            <text:p>14:21:20.30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4H21M19.982S">
            <text:p>14:21:19.98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334">
            <text:p>334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4H21M20.318S">
            <text:p>14:21:20.32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9">
            <text:p>9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office:value-type="time" office:time-value="PT14H21M20.337S">
            <text:p>14:21:20.34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 office:value-type="time" office:time-value="PT14H21M20.372S">
            <text:p>14:21:20.37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office:value-type="time" office:time-value="PT14H21M19.97S">
            <text:p>14:21:19.97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do</text:p>
          </table:table-cell>
          <table:table-cell office:value-type="float" office:value="419">
            <text:p>41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office:value-type="time" office:time-value="PT14H21M20.405S">
            <text:p>14:21:20.41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office:value-type="time" office:time-value="PT14H21M19.939S">
            <text:p>14:21:19.94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do</text:p>
          </table:table-cell>
          <table:table-cell office:value-type="float" office:value="486">
            <text:p>48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office:value-type="time" office:time-value="PT14H21M19.876S">
            <text:p>14:21:19.88</text:p>
          </table:table-cell>
          <table:table-cell office:value-type="string">
            <text:p>Information Sharing for User Participants 1-6</text:p>
          </table:table-cell>
          <table:table-cell office:value-type="string">
            <text:p>/;jsessionid=8950E2D367D406052CD72DBAD996E8B5</text:p>
          </table:table-cell>
          <table:table-cell office:value-type="float" office:value="578">
            <text:p>578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office:value-type="time" office:time-value="PT14H21M19.868S">
            <text:p>14:21:19.87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do</text:p>
          </table:table-cell>
          <table:table-cell office:value-type="float" office:value="659">
            <text:p>65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office:value-type="time" office:time-value="PT14H21M19.902S">
            <text:p>14:21:19.9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do</text:p>
          </table:table-cell>
          <table:table-cell office:value-type="float" office:value="669">
            <text:p>66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4H21M19.819S">
            <text:p>14:21:19.82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772">
            <text:p>772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4H21M20.593S">
            <text:p>14:21:20.59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12">
            <text:p>1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 office:value-type="time" office:time-value="PT14H21M19.846S">
            <text:p>14:21:19.85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do</text:p>
          </table:table-cell>
          <table:table-cell office:value-type="float" office:value="838">
            <text:p>83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office:value-type="time" office:time-value="PT14H21M19.799S">
            <text:p>14:21:19.8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do</text:p>
          </table:table-cell>
          <table:table-cell office:value-type="float" office:value="905">
            <text:p>90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time" office:time-value="PT14H21M20.531S">
            <text:p>14:21:20.53</text:p>
          </table:table-cell>
          <table:table-cell office:value-type="string">
            <text:p>Information Sharing for User Participants 1-14</text:p>
          </table:table-cell>
          <table:table-cell office:value-type="string">
            <text:p>/;jsessionid=8950E2D367D406052CD72DBAD996E8B5</text:p>
          </table:table-cell>
          <table:table-cell office:value-type="float" office:value="252">
            <text:p>25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 office:value-type="time" office:time-value="PT14H21M20.571S">
            <text:p>14:21:20.57</text:p>
          </table:table-cell>
          <table:table-cell office:value-type="string">
            <text:p>Information Sharing for User Participants 1-15</text:p>
          </table:table-cell>
          <table:table-cell office:value-type="string">
            <text:p>/;jsessionid=8950E2D367D406052CD72DBAD996E8B5</text:p>
          </table:table-cell>
          <table:table-cell office:value-type="float" office:value="240">
            <text:p>24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time" office:time-value="PT14H21M19.835S">
            <text:p>14:21:19.84</text:p>
          </table:table-cell>
          <table:table-cell office:value-type="string">
            <text:p>Information Sharing for User Participants 1-7</text:p>
          </table:table-cell>
          <table:table-cell office:value-type="string">
            <text:p>/;jsessionid=8950E2D367D406052CD72DBAD996E8B5</text:p>
          </table:table-cell>
          <table:table-cell office:value-type="float" office:value="997">
            <text:p>997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office:value-type="time" office:time-value="PT14H21M20.42S">
            <text:p>14:21:20.42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do</text:p>
          </table:table-cell>
          <table:table-cell office:value-type="float" office:value="429">
            <text:p>42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4H21M20.454S">
            <text:p>14:21:20.45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449">
            <text:p>449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2">
          <table:table-cell office:value-type="float" office:value="69">
            <text:p>69</text:p>
          </table:table-cell>
          <table:table-cell office:value-type="time" office:time-value="PT14H21M20.38S">
            <text:p>14:21:20.38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do</text:p>
          </table:table-cell>
          <table:table-cell office:value-type="float" office:value="540">
            <text:p>54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4H21M20.906S">
            <text:p>14:21:20.91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30">
            <text:p>30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office:value-type="time" office:time-value="PT14H21M20.43S">
            <text:p>14:21:20.43</text:p>
          </table:table-cell>
          <table:table-cell office:value-type="string">
            <text:p>Information Sharing for User Participants 1-16</text:p>
          </table:table-cell>
          <table:table-cell office:value-type="string">
            <text:p>/;jsessionid=8950E2D367D406052CD72DBAD996E8B5</text:p>
          </table:table-cell>
          <table:table-cell office:value-type="float" office:value="562">
            <text:p>56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office:value-type="time" office:time-value="PT14H21M20.39S">
            <text:p>14:21:20.3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;jsessionid=8950E2D367D406052CD72DBAD996E8B5</text:p>
          </table:table-cell>
          <table:table-cell office:value-type="float" office:value="617">
            <text:p>61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73">
            <text:p>73</text:p>
          </table:table-cell>
          <table:table-cell office:value-type="time" office:time-value="PT14H21M20.345S">
            <text:p>14:21:20.35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do</text:p>
          </table:table-cell>
          <table:table-cell office:value-type="float" office:value="699">
            <text:p>69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time" office:time-value="PT14H21M20.295S">
            <text:p>14:21:20.30</text:p>
          </table:table-cell>
          <table:table-cell office:value-type="string">
            <text:p>Information Sharing for User Participants 1-18</text:p>
          </table:table-cell>
          <table:table-cell office:value-type="string">
            <text:p>/;jsessionid=8950E2D367D406052CD72DBAD996E8B5</text:p>
          </table:table-cell>
          <table:table-cell office:value-type="float" office:value="841">
            <text:p>84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2">
          <table:table-cell office:value-type="float" office:value="75">
            <text:p>75</text:p>
          </table:table-cell>
          <table:table-cell office:value-type="time" office:time-value="PT14H21M20.275S">
            <text:p>14:21:20.28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do</text:p>
          </table:table-cell>
          <table:table-cell office:value-type="float" office:value="932">
            <text:p>93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2">
          <table:table-cell office:value-type="float" office:value="76">
            <text:p>76</text:p>
          </table:table-cell>
          <table:table-cell office:value-type="time" office:time-value="PT14H21M20.308S">
            <text:p>14:21:20.31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do</text:p>
          </table:table-cell>
          <table:table-cell office:value-type="float" office:value="929">
            <text:p>92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4H21M20.256S">
            <text:p>14:21:20.26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do</text:p>
          </table:table-cell>
          <table:table-cell office:value-type="float" office:value="1036">
            <text:p>103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4H21M20.225S">
            <text:p>14:21:20.23</text:p>
          </table:table-cell>
          <table:table-cell office:value-type="string">
            <text:p>Information Sharing for User Participants 1-8</text:p>
          </table:table-cell>
          <table:table-cell office:value-type="string">
            <text:p>/;jsessionid=8950E2D367D406052CD72DBAD996E8B5</text:p>
          </table:table-cell>
          <table:table-cell office:value-type="float" office:value="1147">
            <text:p>1147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4H21M20.248S">
            <text:p>14:21:20.25</text:p>
          </table:table-cell>
          <table:table-cell office:value-type="string">
            <text:p>Information Sharing for User Participants 1-9</text:p>
          </table:table-cell>
          <table:table-cell office:value-type="string">
            <text:p>/;jsessionid=8950E2D367D406052CD72DBAD996E8B5</text:p>
          </table:table-cell>
          <table:table-cell office:value-type="float" office:value="1150">
            <text:p>1150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4H21M20.209S">
            <text:p>14:21:20.21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do</text:p>
          </table:table-cell>
          <table:table-cell office:value-type="float" office:value="1247">
            <text:p>124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4H21M20.207S">
            <text:p>14:21:20.21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1270">
            <text:p>127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4H21M20.173S">
            <text:p>14:21:20.17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do</text:p>
          </table:table-cell>
          <table:table-cell office:value-type="float" office:value="1325">
            <text:p>132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4H21M21.478S">
            <text:p>14:21:21.4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4H21M20.14S">
            <text:p>14:21:20.14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do</text:p>
          </table:table-cell>
          <table:table-cell office:value-type="float" office:value="1422">
            <text:p>142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4H21M20.043S">
            <text:p>14:21:20.04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do</text:p>
          </table:table-cell>
          <table:table-cell office:value-type="float" office:value="1592">
            <text:p>159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4H21M20.073S">
            <text:p>14:21:20.07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do</text:p>
          </table:table-cell>
          <table:table-cell office:value-type="float" office:value="1583">
            <text:p>158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4H21M20.107S">
            <text:p>14:21:20.11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do</text:p>
          </table:table-cell>
          <table:table-cell office:value-type="float" office:value="1566">
            <text:p>156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4H21M20.087S">
            <text:p>14:21:20.0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;jsessionid=8950E2D367D406052CD72DBAD996E8B5</text:p>
          </table:table-cell>
          <table:table-cell office:value-type="float" office:value="1611">
            <text:p>161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4H21M21.636S">
            <text:p>14:21:21.64</text:p>
          </table:table-cell>
          <table:table-cell office:value-type="string">
            <text:p>Information Sharing for User Participants 1-19</text:p>
          </table:table-cell>
          <table:table-cell office:value-type="string">
            <text:p>/;jsessionid=8950E2D367D406052CD72DBAD996E8B5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4H21M20.686S">
            <text:p>14:21:20.6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;jsessionid=8950E2D367D406052CD72DBAD996E8B5</text:p>
          </table:table-cell>
          <table:table-cell office:value-type="float" office:value="1104">
            <text:p>110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4H21M20.783S">
            <text:p>14:21:20.78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1043">
            <text:p>104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4H21M21.827S">
            <text:p>14:21:21.83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4H21M20.994S">
            <text:p>14:21:20.9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923">
            <text:p>92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4H21M21.918S">
            <text:p>14:21:21.92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11">
            <text:p>11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4H21M21.238S">
            <text:p>14:21:21.24</text:p>
          </table:table-cell>
          <table:table-cell office:value-type="string">
            <text:p>Information Sharing for User Participants 1-27</text:p>
          </table:table-cell>
          <table:table-cell office:value-type="string">
            <text:p>/;jsessionid=8950E2D367D406052CD72DBAD996E8B5</text:p>
          </table:table-cell>
          <table:table-cell office:value-type="float" office:value="785">
            <text:p>78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4H21M21.399S">
            <text:p>14:21:21.40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669">
            <text:p>669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4H21M22.071S">
            <text:p>14:21:22.07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4H21M20.068S">
            <text:p>14:21:20.07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2050">
            <text:p>2050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4H21M22.119S">
            <text:p>14:21:22.12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4H21M21.562S">
            <text:p>14:21:21.56</text:p>
          </table:table-cell>
          <table:table-cell office:value-type="string">
            <text:p>Information Sharing for User Participants 1-22</text:p>
          </table:table-cell>
          <table:table-cell office:value-type="string">
            <text:p>/;jsessionid=8950E2D367D406052CD72DBAD996E8B5</text:p>
          </table:table-cell>
          <table:table-cell office:value-type="float" office:value="573">
            <text:p>57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4H21M21.499S">
            <text:p>14:21:21.50</text:p>
          </table:table-cell>
          <table:table-cell office:value-type="string">
            <text:p>Information Sharing for User Participants 1-23</text:p>
          </table:table-cell>
          <table:table-cell office:value-type="string">
            <text:p>/;jsessionid=8950E2D367D406052CD72DBAD996E8B5</text:p>
          </table:table-cell>
          <table:table-cell office:value-type="float" office:value="654">
            <text:p>65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4H21M21.458S">
            <text:p>14:21:21.46</text:p>
          </table:table-cell>
          <table:table-cell office:value-type="string">
            <text:p>Information Sharing for User Participants 1-24</text:p>
          </table:table-cell>
          <table:table-cell office:value-type="string">
            <text:p>/;jsessionid=8950E2D367D406052CD72DBAD996E8B5</text:p>
          </table:table-cell>
          <table:table-cell office:value-type="float" office:value="719">
            <text:p>71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4H21M21.374S">
            <text:p>14:21:21.37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849">
            <text:p>849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4H21M22.225S">
            <text:p>14:21:22.23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4H21M21.291S">
            <text:p>14:21:21.29</text:p>
          </table:table-cell>
          <table:table-cell office:value-type="string">
            <text:p>Information Sharing for User Participants 1-25</text:p>
          </table:table-cell>
          <table:table-cell office:value-type="string">
            <text:p>/;jsessionid=8950E2D367D406052CD72DBAD996E8B5</text:p>
          </table:table-cell>
          <table:table-cell office:value-type="float" office:value="950">
            <text:p>95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4H21M21.139S">
            <text:p>14:21:21.14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1113">
            <text:p>111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4H21M22.252S">
            <text:p>14:21:22.2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4H21M21.209S">
            <text:p>14:21:21.21</text:p>
          </table:table-cell>
          <table:table-cell office:value-type="string">
            <text:p>Information Sharing for User Participants 1-26</text:p>
          </table:table-cell>
          <table:table-cell office:value-type="string">
            <text:p>/;jsessionid=8950E2D367D406052CD72DBAD996E8B5</text:p>
          </table:table-cell>
          <table:table-cell office:value-type="float" office:value="1066">
            <text:p>106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4H21M21.046S">
            <text:p>14:21:21.05</text:p>
          </table:table-cell>
          <table:table-cell office:value-type="string">
            <text:p>Information Sharing for User Participants 1-28</text:p>
          </table:table-cell>
          <table:table-cell office:value-type="string">
            <text:p>/;jsessionid=8950E2D367D406052CD72DBAD996E8B5</text:p>
          </table:table-cell>
          <table:table-cell office:value-type="float" office:value="1240">
            <text:p>124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4H21M21.007S">
            <text:p>14:21:21.0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1290">
            <text:p>129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4H21M22.299S">
            <text:p>14:21:22.3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4H21M20.921S">
            <text:p>14:21:20.92</text:p>
          </table:table-cell>
          <table:table-cell office:value-type="string">
            <text:p>Information Sharing for User Participants 1-29</text:p>
          </table:table-cell>
          <table:table-cell office:value-type="string">
            <text:p>/;jsessionid=8950E2D367D406052CD72DBAD996E8B5</text:p>
          </table:table-cell>
          <table:table-cell office:value-type="float" office:value="1391">
            <text:p>139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4H21M20.851S">
            <text:p>14:21:20.85</text:p>
          </table:table-cell>
          <table:table-cell office:value-type="string">
            <text:p>Information Sharing for User Participants 1-30</text:p>
          </table:table-cell>
          <table:table-cell office:value-type="string">
            <text:p>/;jsessionid=8950E2D367D406052CD72DBAD996E8B5</text:p>
          </table:table-cell>
          <table:table-cell office:value-type="float" office:value="1476">
            <text:p>147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4H21M20.833S">
            <text:p>14:21:20.83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1506">
            <text:p>1506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4H21M22.341S">
            <text:p>14:21:22.34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4H21M20.812S">
            <text:p>14:21:20.8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1542">
            <text:p>154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4H21M22.355S">
            <text:p>14:21:22.3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17">
            <text:p>17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4H21M20.705S">
            <text:p>14:21:20.71</text:p>
          </table:table-cell>
          <table:table-cell office:value-type="string">
            <text:p>Information Sharing for User Participants 1-12</text:p>
          </table:table-cell>
          <table:table-cell office:value-type="string">
            <text:p>/;jsessionid=8950E2D367D406052CD72DBAD996E8B5</text:p>
          </table:table-cell>
          <table:table-cell office:value-type="float" office:value="1676">
            <text:p>167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4H21M21.656S">
            <text:p>14:21:21.6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;jsessionid=8950E2D367D406052CD72DBAD996E8B5</text:p>
          </table:table-cell>
          <table:table-cell office:value-type="float" office:value="747">
            <text:p>74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4H21M21.675S">
            <text:p>14:21:21.68</text:p>
          </table:table-cell>
          <table:table-cell office:value-type="string">
            <text:p>Information Sharing for User Participants 1-21</text:p>
          </table:table-cell>
          <table:table-cell office:value-type="string">
            <text:p>/;jsessionid=8950E2D367D406052CD72DBAD996E8B5</text:p>
          </table:table-cell>
          <table:table-cell office:value-type="float" office:value="742">
            <text:p>74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4H21M21.764S">
            <text:p>14:21:21.76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715">
            <text:p>71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4H21M22.48S">
            <text:p>14:21:22.48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4H21M21.791S">
            <text:p>14:21:21.7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701">
            <text:p>70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4H21M22.494S">
            <text:p>14:21:22.4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15">
            <text:p>1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4H21M22.313S">
            <text:p>14:21:22.31</text:p>
          </table:table-cell>
          <table:table-cell office:value-type="string">
            <text:p>Information Sharing for User Participants 1-29</text:p>
          </table:table-cell>
          <table:table-cell office:value-type="string">
            <text:p>/home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4H21M22.531S">
            <text:p>14:21:22.53</text:p>
          </table:table-cell>
          <table:table-cell office:value-type="string">
            <text:p>Information Sharing for User Participants 1-29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4H21M22.243S">
            <text:p>14:21:22.24</text:p>
          </table:table-cell>
          <table:table-cell office:value-type="string">
            <text:p>Information Sharing for User Participants 1-25</text:p>
          </table:table-cell>
          <table:table-cell office:value-type="string">
            <text:p>/home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4H21M22.569S">
            <text:p>14:21:22.57</text:p>
          </table:table-cell>
          <table:table-cell office:value-type="string">
            <text:p>Information Sharing for User Participants 1-25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4H21M22.178S">
            <text:p>14:21:22.18</text:p>
          </table:table-cell>
          <table:table-cell office:value-type="string">
            <text:p>Information Sharing for User Participants 1-24</text:p>
          </table:table-cell>
          <table:table-cell office:value-type="string">
            <text:p>/home</text:p>
          </table:table-cell>
          <table:table-cell office:value-type="float" office:value="402">
            <text:p>40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4H21M22.025S">
            <text:p>14:21:22.03</text:p>
          </table:table-cell>
          <table:table-cell office:value-type="string">
            <text:p>Information Sharing for User Participants 1-27</text:p>
          </table:table-cell>
          <table:table-cell office:value-type="string">
            <text:p>/home</text:p>
          </table:table-cell>
          <table:table-cell office:value-type="float" office:value="567">
            <text:p>56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4H21M22.581S">
            <text:p>14:21:22.58</text:p>
          </table:table-cell>
          <table:table-cell office:value-type="string">
            <text:p>Information Sharing for User Participants 1-24</text:p>
          </table:table-cell>
          <table:table-cell office:value-type="string">
            <text:p>/participants</text:p>
          </table:table-cell>
          <table:table-cell office:value-type="float" office:value="14">
            <text:p>1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4H21M22.593S">
            <text:p>14:21:22.59</text:p>
          </table:table-cell>
          <table:table-cell office:value-type="string">
            <text:p>Information Sharing for User Participants 1-27</text:p>
          </table:table-cell>
          <table:table-cell office:value-type="string">
            <text:p>/participants</text:p>
          </table:table-cell>
          <table:table-cell office:value-type="float" office:value="14">
            <text:p>1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4H21M22.136S">
            <text:p>14:21:22.14</text:p>
          </table:table-cell>
          <table:table-cell office:value-type="string">
            <text:p>Information Sharing for User Participants 1-22</text:p>
          </table:table-cell>
          <table:table-cell office:value-type="string">
            <text:p>/home</text:p>
          </table:table-cell>
          <table:table-cell office:value-type="float" office:value="486">
            <text:p>48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4H21M22.154S">
            <text:p>14:21:22.15</text:p>
          </table:table-cell>
          <table:table-cell office:value-type="string">
            <text:p>Information Sharing for User Participants 1-23</text:p>
          </table:table-cell>
          <table:table-cell office:value-type="string">
            <text:p>/home</text:p>
          </table:table-cell>
          <table:table-cell office:value-type="float" office:value="475">
            <text:p>47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4H21M22.624S">
            <text:p>14:21:22.62</text:p>
          </table:table-cell>
          <table:table-cell office:value-type="string">
            <text:p>Information Sharing for User Participants 1-22</text:p>
          </table:table-cell>
          <table:table-cell office:value-type="string">
            <text:p>/participants</text:p>
          </table:table-cell>
          <table:table-cell office:value-type="float" office:value="7">
            <text:p>7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4H21M22.277S">
            <text:p>14:21:22.28</text:p>
          </table:table-cell>
          <table:table-cell office:value-type="string">
            <text:p>Information Sharing for User Participants 1-26</text:p>
          </table:table-cell>
          <table:table-cell office:value-type="string">
            <text:p>/home</text:p>
          </table:table-cell>
          <table:table-cell office:value-type="float" office:value="364">
            <text:p>36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4H21M22.642S">
            <text:p>14:21:22.64</text:p>
          </table:table-cell>
          <table:table-cell office:value-type="string">
            <text:p>Information Sharing for User Participants 1-26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4H21M22.631S">
            <text:p>14:21:22.63</text:p>
          </table:table-cell>
          <table:table-cell office:value-type="string">
            <text:p>Information Sharing for User Participants 1-23</text:p>
          </table:table-cell>
          <table:table-cell office:value-type="string">
            <text:p>/participants</text:p>
          </table:table-cell>
          <table:table-cell office:value-type="float" office:value="17">
            <text:p>17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4H21M22.288S">
            <text:p>14:21:22.29</text:p>
          </table:table-cell>
          <table:table-cell office:value-type="string">
            <text:p>Information Sharing for User Participants 1-28</text:p>
          </table:table-cell>
          <table:table-cell office:value-type="string">
            <text:p>/home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4H21M22.661S">
            <text:p>14:21:22.66</text:p>
          </table:table-cell>
          <table:table-cell office:value-type="string">
            <text:p>Information Sharing for User Participants 1-28</text:p>
          </table:table-cell>
          <table:table-cell office:value-type="string">
            <text:p>/participants</text:p>
          </table:table-cell>
          <table:table-cell office:value-type="float" office:value="10">
            <text:p>10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4H21M22.329S">
            <text:p>14:21:22.33</text:p>
          </table:table-cell>
          <table:table-cell office:value-type="string">
            <text:p>Information Sharing for User Participants 1-30</text:p>
          </table:table-cell>
          <table:table-cell office:value-type="string">
            <text:p>/home</text:p>
          </table:table-cell>
          <table:table-cell office:value-type="float" office:value="348">
            <text:p>34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4H21M22.383S">
            <text:p>14:21:22.38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310">
            <text:p>31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4H21M22.695S">
            <text:p>14:21:22.7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4H21M22.679S">
            <text:p>14:21:22.68</text:p>
          </table:table-cell>
          <table:table-cell office:value-type="string">
            <text:p>Information Sharing for User Participants 1-30</text:p>
          </table:table-cell>
          <table:table-cell office:value-type="string">
            <text:p>/participants</text:p>
          </table:table-cell>
          <table:table-cell office:value-type="float" office:value="22">
            <text:p>2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4H21M22.404S">
            <text:p>14:21:22.40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312">
            <text:p>31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4H21M20.606S">
            <text:p>14:21:20.61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2116">
            <text:p>2116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4H21M22.718S">
            <text:p>14:21:22.72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10">
            <text:p>10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4H21M22.417S">
            <text:p>14:21:22.42</text:p>
          </table:table-cell>
          <table:table-cell office:value-type="string">
            <text:p>Information Sharing for User Participants 1-21</text:p>
          </table:table-cell>
          <table:table-cell office:value-type="string">
            <text:p>/home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4H21M22.744S">
            <text:p>14:21:22.74</text:p>
          </table:table-cell>
          <table:table-cell office:value-type="string">
            <text:p>Information Sharing for User Participants 1-21</text:p>
          </table:table-cell>
          <table:table-cell office:value-type="string">
            <text:p>/participants</text:p>
          </table:table-cell>
          <table:table-cell office:value-type="float" office:value="7">
            <text:p>7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4H21M21.7S">
            <text:p>14:21:21.70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1052">
            <text:p>105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4H21M22.754S">
            <text:p>14:21:22.75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14">
            <text:p>1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4H21M22.725S">
            <text:p>14:21:22.73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2">
          <table:table-cell office:value-type="float" office:value="153">
            <text:p>153</text:p>
          </table:table-cell>
          <table:table-cell office:value-type="time" office:time-value="PT14H21M22.808S">
            <text:p>14:21:22.81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4H21M22.815S">
            <text:p>14:21:22.82</text:p>
          </table:table-cell>
          <table:table-cell office:value-type="string">
            <text:p>Information Sharing for User Participants 1-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55">
            <text:p>155</text:p>
          </table:table-cell>
          <table:table-cell office:value-type="time" office:time-value="PT14H21M22.819S">
            <text:p>14:21:22.82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4H21M20.329S">
            <text:p>14:21:20.33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2567">
            <text:p>2567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4H21M22.896S">
            <text:p>14:21:22.90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office:value-type="time" office:time-value="PT14H21M22.94S">
            <text:p>14:21:22.94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4H21M22.949S">
            <text:p>14:21:22.95</text:p>
          </table:table-cell>
          <table:table-cell office:value-type="string">
            <text:p>Information Sharing for User Participants 1-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60">
            <text:p>160</text:p>
          </table:table-cell>
          <table:table-cell office:value-type="time" office:time-value="PT14H21M22.955S">
            <text:p>14:21:22.96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4H21M20.004S">
            <text:p>14:21:20.00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3074">
            <text:p>3074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4H21M23.08S">
            <text:p>14:21:23.08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2">
          <table:table-cell office:value-type="float" office:value="163">
            <text:p>163</text:p>
          </table:table-cell>
          <table:table-cell office:value-type="time" office:time-value="PT14H21M23.116S">
            <text:p>14:21:23.12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4H21M23.123S">
            <text:p>14:21:23.12</text:p>
          </table:table-cell>
          <table:table-cell office:value-type="string">
            <text:p>Information Sharing for User Participants 1-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65">
            <text:p>165</text:p>
          </table:table-cell>
          <table:table-cell office:value-type="time" office:time-value="PT14H21M23.127S">
            <text:p>14:21:23.13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4H21M20.113S">
            <text:p>14:21:20.11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3094">
            <text:p>3094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4H21M20.938S">
            <text:p>14:21:20.94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2278">
            <text:p>2278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4H21M23.217S">
            <text:p>14:21:23.22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2">
          <table:table-cell office:value-type="float" office:value="169">
            <text:p>169</text:p>
          </table:table-cell>
          <table:table-cell office:value-type="time" office:time-value="PT14H21M23.254S">
            <text:p>14:21:23.25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4H21M23.264S">
            <text:p>14:21:23.26</text:p>
          </table:table-cell>
          <table:table-cell office:value-type="string">
            <text:p>Information Sharing for User Participants 1-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71">
            <text:p>171</text:p>
          </table:table-cell>
          <table:table-cell office:value-type="time" office:time-value="PT14H21M23.268S">
            <text:p>14:21:23.27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4H21M23.209S">
            <text:p>14:21:23.21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2">
          <table:table-cell office:value-type="float" office:value="173">
            <text:p>173</text:p>
          </table:table-cell>
          <table:table-cell office:value-type="time" office:time-value="PT14H21M23.283S">
            <text:p>14:21:23.28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4H21M23.29S">
            <text:p>14:21:23.29</text:p>
          </table:table-cell>
          <table:table-cell office:value-type="string">
            <text:p>Information Sharing for User Participants 1-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4H21M21.501S">
            <text:p>14:21:21.50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1797">
            <text:p>1797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4H21M23.296S">
            <text:p>14:21:23.30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4H21M23.3S">
            <text:p>14:21:23.30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4H21M23.334S">
            <text:p>14:21:23.3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4H21M23.34S">
            <text:p>14:21:23.34</text:p>
          </table:table-cell>
          <table:table-cell office:value-type="string">
            <text:p>Information Sharing for User Participants 1-10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4H21M23.344S">
            <text:p>14:21:23.34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4H21M21.832S">
            <text:p>14:21:21.83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1810">
            <text:p>1810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4H21M23.645S">
            <text:p>14:21:23.6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183">
            <text:p>183</text:p>
          </table:table-cell>
          <table:table-cell office:value-type="time" office:time-value="PT14H21M23.679S">
            <text:p>14:21:23.68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4H21M23.686S">
            <text:p>14:21:23.69</text:p>
          </table:table-cell>
          <table:table-cell office:value-type="string">
            <text:p>Information Sharing for User Participants 1-1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85">
            <text:p>185</text:p>
          </table:table-cell>
          <table:table-cell office:value-type="time" office:time-value="PT14H21M23.691S">
            <text:p>14:21:23.69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4H21M22.081S">
            <text:p>14:21:22.08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1842">
            <text:p>1842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4H21M23.924S">
            <text:p>14:21:23.92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2">
          <table:table-cell office:value-type="float" office:value="188">
            <text:p>188</text:p>
          </table:table-cell>
          <table:table-cell office:value-type="time" office:time-value="PT14H21M23.961S">
            <text:p>14:21:23.96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4H21M23.967S">
            <text:p>14:21:23.97</text:p>
          </table:table-cell>
          <table:table-cell office:value-type="string">
            <text:p>Information Sharing for User Participants 1-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90">
            <text:p>190</text:p>
          </table:table-cell>
          <table:table-cell office:value-type="time" office:time-value="PT14H21M23.971S">
            <text:p>14:21:23.97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4H21M22.229S">
            <text:p>14:21:22.23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1759">
            <text:p>1759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4H21M23.991S">
            <text:p>14:21:23.99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2">
          <table:table-cell office:value-type="float" office:value="193">
            <text:p>193</text:p>
          </table:table-cell>
          <table:table-cell office:value-type="time" office:time-value="PT14H21M24.027S">
            <text:p>14:21:24.03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4H21M24.033S">
            <text:p>14:21:24.03</text:p>
          </table:table-cell>
          <table:table-cell office:value-type="string">
            <text:p>Information Sharing for User Participants 1-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195">
            <text:p>195</text:p>
          </table:table-cell>
          <table:table-cell office:value-type="time" office:time-value="PT14H21M24.037S">
            <text:p>14:21:24.04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4H21M22.347S">
            <text:p>14:21:22.35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1799">
            <text:p>1799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4H21M21.931S">
            <text:p>14:21:21.93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2235">
            <text:p>2235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4H21M24.167S">
            <text:p>14:21:24.17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199">
            <text:p>199</text:p>
          </table:table-cell>
          <table:table-cell office:value-type="time" office:time-value="PT14H21M24.204S">
            <text:p>14:21:24.20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4H21M24.148S">
            <text:p>14:21:24.15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4H21M24.211S">
            <text:p>14:21:24.21</text:p>
          </table:table-cell>
          <table:table-cell office:value-type="string">
            <text:p>Information Sharing for User Participants 1-16</text:p>
          </table:table-cell>
          <table:table-cell office:value-type="string">
            <text:p>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02">
            <text:p>202</text:p>
          </table:table-cell>
          <table:table-cell office:value-type="time" office:time-value="PT14H21M24.23S">
            <text:p>14:21:24.23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03">
            <text:p>203</text:p>
          </table:table-cell>
          <table:table-cell office:value-type="time" office:time-value="PT14H21M24.228S">
            <text:p>14:21:24.23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4H21M24.236S">
            <text:p>14:21:24.24</text:p>
          </table:table-cell>
          <table:table-cell office:value-type="string">
            <text:p>Information Sharing for User Participants 1-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05">
            <text:p>205</text:p>
          </table:table-cell>
          <table:table-cell office:value-type="time" office:time-value="PT14H21M24.24S">
            <text:p>14:21:24.24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4H21M22.258S">
            <text:p>14:21:22.26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2044">
            <text:p>2044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4H21M24.304S">
            <text:p>14:21:24.30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4H21M24.339S">
            <text:p>14:21:24.34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4H21M24.345S">
            <text:p>14:21:24.3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4H21M24.35S">
            <text:p>14:21:24.3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4H21M22.128S">
            <text:p>14:21:22.13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2267">
            <text:p>2267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4H21M24.396S">
            <text:p>14:21:24.40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2">
          <table:table-cell office:value-type="float" office:value="213">
            <text:p>213</text:p>
          </table:table-cell>
          <table:table-cell office:value-type="time" office:time-value="PT14H21M24.432S">
            <text:p>14:21:24.43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4H21M24.438S">
            <text:p>14:21:24.44</text:p>
          </table:table-cell>
          <table:table-cell office:value-type="string">
            <text:p>Information Sharing for User Participants 1-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15">
            <text:p>215</text:p>
          </table:table-cell>
          <table:table-cell office:value-type="time" office:time-value="PT14H21M24.442S">
            <text:p>14:21:24.44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4H21M22.702S">
            <text:p>14:21:22.70</text:p>
          </table:table-cell>
          <table:table-cell office:value-type="string">
            <text:p>Information Sharing for User Participants 1-30</text:p>
          </table:table-cell>
          <table:table-cell office:value-type="string">
            <text:p>/participants</text:p>
          </table:table-cell>
          <table:table-cell office:value-type="float" office:value="1836">
            <text:p>1836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4H21M24.54S">
            <text:p>14:21:24.54</text:p>
          </table:table-cell>
          <table:table-cell office:value-type="string">
            <text:p>Information Sharing for User Participants 1-30</text:p>
          </table:table-cell>
          <table:table-cell office:value-type="string">
            <text:p>/home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office:value-type="time" office:time-value="PT14H21M24.573S">
            <text:p>14:21:24.57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4H21M24.58S">
            <text:p>14:21:24.58</text:p>
          </table:table-cell>
          <table:table-cell office:value-type="string">
            <text:p>Information Sharing for User Participants 1-30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office:value-type="time" office:time-value="PT14H21M24.584S">
            <text:p>14:21:24.58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4H21M22.304S">
            <text:p>14:21:22.3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2329">
            <text:p>2329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4H21M24.638S">
            <text:p>14:21:24.64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23">
            <text:p>223</text:p>
          </table:table-cell>
          <table:table-cell office:value-type="time" office:time-value="PT14H21M24.675S">
            <text:p>14:21:24.68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4H21M24.682S">
            <text:p>14:21:24.68</text:p>
          </table:table-cell>
          <table:table-cell office:value-type="string">
            <text:p>Information Sharing for User Participants 1-1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25">
            <text:p>225</text:p>
          </table:table-cell>
          <table:table-cell office:value-type="time" office:time-value="PT14H21M24.688S">
            <text:p>14:21:24.6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4H21M22.597S">
            <text:p>14:21:22.60</text:p>
          </table:table-cell>
          <table:table-cell office:value-type="string">
            <text:p>Information Sharing for User Participants 1-24</text:p>
          </table:table-cell>
          <table:table-cell office:value-type="string">
            <text:p>/participants</text:p>
          </table:table-cell>
          <table:table-cell office:value-type="float" office:value="2117">
            <text:p>2117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4H21M22.374S">
            <text:p>14:21:22.37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2360">
            <text:p>2360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4H21M24.716S">
            <text:p>14:21:24.72</text:p>
          </table:table-cell>
          <table:table-cell office:value-type="string">
            <text:p>Information Sharing for User Participants 1-24</text:p>
          </table:table-cell>
          <table:table-cell office:value-type="string">
            <text:p>/home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29">
            <text:p>229</text:p>
          </table:table-cell>
          <table:table-cell office:value-type="time" office:time-value="PT14H21M24.754S">
            <text:p>14:21:24.75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4H21M24.76S">
            <text:p>14:21:24.76</text:p>
          </table:table-cell>
          <table:table-cell office:value-type="string">
            <text:p>Information Sharing for User Participants 1-2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time" office:time-value="PT14H21M24.764S">
            <text:p>14:21:24.76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4H21M22.51S">
            <text:p>14:21:22.51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2267">
            <text:p>2267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4H21M24.735S">
            <text:p>14:21:24.74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34">
            <text:p>234</text:p>
          </table:table-cell>
          <table:table-cell office:value-type="time" office:time-value="PT14H21M24.787S">
            <text:p>14:21:24.7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4H21M22.609S">
            <text:p>14:21:22.61</text:p>
          </table:table-cell>
          <table:table-cell office:value-type="string">
            <text:p>Information Sharing for User Participants 1-27</text:p>
          </table:table-cell>
          <table:table-cell office:value-type="string">
            <text:p>/participants</text:p>
          </table:table-cell>
          <table:table-cell office:value-type="float" office:value="2185">
            <text:p>2185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4H21M24.794S">
            <text:p>14:21:24.7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37">
            <text:p>237</text:p>
          </table:table-cell>
          <table:table-cell office:value-type="time" office:time-value="PT14H21M24.8S">
            <text:p>14:21:24.8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4H21M24.779S">
            <text:p>14:21:24.78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39">
            <text:p>239</text:p>
          </table:table-cell>
          <table:table-cell office:value-type="time" office:time-value="PT14H21M24.823S">
            <text:p>14:21:24.82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4H21M24.83S">
            <text:p>14:21:24.83</text:p>
          </table:table-cell>
          <table:table-cell office:value-type="string">
            <text:p>Information Sharing for User Participants 1-1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41">
            <text:p>241</text:p>
          </table:table-cell>
          <table:table-cell office:value-type="time" office:time-value="PT14H21M24.835S">
            <text:p>14:21:24.8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4H21M22.633S">
            <text:p>14:21:22.63</text:p>
          </table:table-cell>
          <table:table-cell office:value-type="string">
            <text:p>Information Sharing for User Participants 1-22</text:p>
          </table:table-cell>
          <table:table-cell office:value-type="string">
            <text:p>/participants</text:p>
          </table:table-cell>
          <table:table-cell office:value-type="float" office:value="2211">
            <text:p>2211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4H21M22.651S">
            <text:p>14:21:22.65</text:p>
          </table:table-cell>
          <table:table-cell office:value-type="string">
            <text:p>Information Sharing for User Participants 1-23</text:p>
          </table:table-cell>
          <table:table-cell office:value-type="string">
            <text:p>/participants</text:p>
          </table:table-cell>
          <table:table-cell office:value-type="float" office:value="2202">
            <text:p>2202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4H21M24.796S">
            <text:p>14:21:24.80</text:p>
          </table:table-cell>
          <table:table-cell office:value-type="string">
            <text:p>Information Sharing for User Participants 1-27</text:p>
          </table:table-cell>
          <table:table-cell office:value-type="string">
            <text:p>/home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45">
            <text:p>245</text:p>
          </table:table-cell>
          <table:table-cell office:value-type="time" office:time-value="PT14H21M24.855S">
            <text:p>14:21:24.86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4H21M24.861S">
            <text:p>14:21:24.86</text:p>
          </table:table-cell>
          <table:table-cell office:value-type="string">
            <text:p>Information Sharing for User Participants 1-2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47">
            <text:p>247</text:p>
          </table:table-cell>
          <table:table-cell office:value-type="time" office:time-value="PT14H21M24.866S">
            <text:p>14:21:24.87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4H21M24.846S">
            <text:p>14:21:24.85</text:p>
          </table:table-cell>
          <table:table-cell office:value-type="string">
            <text:p>Information Sharing for User Participants 1-22</text:p>
          </table:table-cell>
          <table:table-cell office:value-type="string">
            <text:p>/home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49">
            <text:p>249</text:p>
          </table:table-cell>
          <table:table-cell office:value-type="time" office:time-value="PT14H21M24.894S">
            <text:p>14:21:24.89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4H21M24.901S">
            <text:p>14:21:24.90</text:p>
          </table:table-cell>
          <table:table-cell office:value-type="string">
            <text:p>Information Sharing for User Participants 1-2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4H21M24.854S">
            <text:p>14:21:24.85</text:p>
          </table:table-cell>
          <table:table-cell office:value-type="string">
            <text:p>Information Sharing for User Participants 1-23</text:p>
          </table:table-cell>
          <table:table-cell office:value-type="string">
            <text:p>/home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52">
            <text:p>252</text:p>
          </table:table-cell>
          <table:table-cell office:value-type="time" office:time-value="PT14H21M24.906S">
            <text:p>14:21:24.91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4H21M22.535S">
            <text:p>14:21:22.54</text:p>
          </table:table-cell>
          <table:table-cell office:value-type="string">
            <text:p>Information Sharing for User Participants 1-29</text:p>
          </table:table-cell>
          <table:table-cell office:value-type="string">
            <text:p>/participants</text:p>
          </table:table-cell>
          <table:table-cell office:value-type="float" office:value="2383">
            <text:p>2383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2">
          <table:table-cell office:value-type="float" office:value="254">
            <text:p>254</text:p>
          </table:table-cell>
          <table:table-cell office:value-type="time" office:time-value="PT14H21M24.908S">
            <text:p>14:21:24.91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4H21M24.925S">
            <text:p>14:21:24.93</text:p>
          </table:table-cell>
          <table:table-cell office:value-type="string">
            <text:p>Information Sharing for User Participants 1-23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56">
            <text:p>256</text:p>
          </table:table-cell>
          <table:table-cell office:value-type="time" office:time-value="PT14H21M24.932S">
            <text:p>14:21:24.93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4H21M22.751S">
            <text:p>14:21:22.75</text:p>
          </table:table-cell>
          <table:table-cell office:value-type="string">
            <text:p>Information Sharing for User Participants 1-21</text:p>
          </table:table-cell>
          <table:table-cell office:value-type="string">
            <text:p>/participants</text:p>
          </table:table-cell>
          <table:table-cell office:value-type="float" office:value="2199">
            <text:p>2199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4H21M24.925S">
            <text:p>14:21:24.93</text:p>
          </table:table-cell>
          <table:table-cell office:value-type="string">
            <text:p>Information Sharing for User Participants 1-29</text:p>
          </table:table-cell>
          <table:table-cell office:value-type="string">
            <text:p>/home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59">
            <text:p>259</text:p>
          </table:table-cell>
          <table:table-cell office:value-type="time" office:time-value="PT14H21M24.97S">
            <text:p>14:21:24.97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4H21M24.977S">
            <text:p>14:21:24.98</text:p>
          </table:table-cell>
          <table:table-cell office:value-type="string">
            <text:p>Information Sharing for User Participants 1-29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61">
            <text:p>261</text:p>
          </table:table-cell>
          <table:table-cell office:value-type="time" office:time-value="PT14H21M24.985S">
            <text:p>14:21:24.99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4H21M24.951S">
            <text:p>14:21:24.95</text:p>
          </table:table-cell>
          <table:table-cell office:value-type="string">
            <text:p>Information Sharing for User Participants 1-21</text:p>
          </table:table-cell>
          <table:table-cell office:value-type="string">
            <text:p>/home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63">
            <text:p>263</text:p>
          </table:table-cell>
          <table:table-cell office:value-type="time" office:time-value="PT14H21M24.993S">
            <text:p>14:21:24.99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4H21M24.999S">
            <text:p>14:21:25.00</text:p>
          </table:table-cell>
          <table:table-cell office:value-type="string">
            <text:p>Information Sharing for User Participants 1-2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4H21M22.73S">
            <text:p>14:21:22.7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2272">
            <text:p>2272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2">
          <table:table-cell office:value-type="float" office:value="266">
            <text:p>266</text:p>
          </table:table-cell>
          <table:table-cell office:value-type="time" office:time-value="PT14H21M25.003S">
            <text:p>14:21:25.00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4H21M25.004S">
            <text:p>14:21:25.00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4H21M25.038S">
            <text:p>14:21:25.0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4H21M25.044S">
            <text:p>14:21:25.0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4H21M25.048S">
            <text:p>14:21:25.0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4H21M22.674S">
            <text:p>14:21:22.67</text:p>
          </table:table-cell>
          <table:table-cell office:value-type="string">
            <text:p>Information Sharing for User Participants 1-28</text:p>
          </table:table-cell>
          <table:table-cell office:value-type="string">
            <text:p>/participants</text:p>
          </table:table-cell>
          <table:table-cell office:value-type="float" office:value="2406">
            <text:p>2406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4H21M22.77S">
            <text:p>14:21:22.77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313">
            <text:p>2313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4H21M25.081S">
            <text:p>14:21:25.08</text:p>
          </table:table-cell>
          <table:table-cell office:value-type="string">
            <text:p>Information Sharing for User Participants 1-28</text:p>
          </table:table-cell>
          <table:table-cell office:value-type="string">
            <text:p>/home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74">
            <text:p>274</text:p>
          </table:table-cell>
          <table:table-cell office:value-type="time" office:time-value="PT14H21M25.126S">
            <text:p>14:21:25.13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4H21M25.132S">
            <text:p>14:21:25.13</text:p>
          </table:table-cell>
          <table:table-cell office:value-type="string">
            <text:p>Information Sharing for User Participants 1-2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4H21M25.084S">
            <text:p>14:21:25.08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77">
            <text:p>277</text:p>
          </table:table-cell>
          <table:table-cell office:value-type="time" office:time-value="PT14H21M25.137S">
            <text:p>14:21:25.14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 office:value-type="float" office:value="278">
            <text:p>278</text:p>
          </table:table-cell>
          <table:table-cell office:value-type="time" office:time-value="PT14H21M25.141S">
            <text:p>14:21:25.14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4H21M25.148S">
            <text:p>14:21:25.15</text:p>
          </table:table-cell>
          <table:table-cell office:value-type="string">
            <text:p>Information Sharing for User Participants 1-11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80">
            <text:p>280</text:p>
          </table:table-cell>
          <table:table-cell office:value-type="time" office:time-value="PT14H21M25.152S">
            <text:p>14:21:25.15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4H21M22.485S">
            <text:p>14:21:22.49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2685">
            <text:p>2685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4H21M25.171S">
            <text:p>14:21:25.1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83">
            <text:p>283</text:p>
          </table:table-cell>
          <table:table-cell office:value-type="time" office:time-value="PT14H21M25.207S">
            <text:p>14:21:25.21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4H21M25.213S">
            <text:p>14:21:25.21</text:p>
          </table:table-cell>
          <table:table-cell office:value-type="string">
            <text:p>Information Sharing for User Participants 1-1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85">
            <text:p>285</text:p>
          </table:table-cell>
          <table:table-cell office:value-type="time" office:time-value="PT14H21M25.217S">
            <text:p>14:21:25.2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4H21M22.647S">
            <text:p>14:21:22.65</text:p>
          </table:table-cell>
          <table:table-cell office:value-type="string">
            <text:p>Information Sharing for User Participants 1-26</text:p>
          </table:table-cell>
          <table:table-cell office:value-type="string">
            <text:p>/participants</text:p>
          </table:table-cell>
          <table:table-cell office:value-type="float" office:value="2715">
            <text:p>2715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4H21M25.364S">
            <text:p>14:21:25.36</text:p>
          </table:table-cell>
          <table:table-cell office:value-type="string">
            <text:p>Information Sharing for User Participants 1-26</text:p>
          </table:table-cell>
          <table:table-cell office:value-type="string">
            <text:p>/home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88">
            <text:p>288</text:p>
          </table:table-cell>
          <table:table-cell office:value-type="time" office:time-value="PT14H21M25.399S">
            <text:p>14:21:25.40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4H21M25.404S">
            <text:p>14:21:25.40</text:p>
          </table:table-cell>
          <table:table-cell office:value-type="string">
            <text:p>Information Sharing for User Participants 1-2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90">
            <text:p>290</text:p>
          </table:table-cell>
          <table:table-cell office:value-type="time" office:time-value="PT14H21M25.408S">
            <text:p>14:21:25.41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4H21M22.701S">
            <text:p>14:21:22.7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2758">
            <text:p>2758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4H21M25.46S">
            <text:p>14:21:25.4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93">
            <text:p>293</text:p>
          </table:table-cell>
          <table:table-cell office:value-type="time" office:time-value="PT14H21M25.495S">
            <text:p>14:21:25.5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4H21M25.501S">
            <text:p>14:21:25.5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295">
            <text:p>295</text:p>
          </table:table-cell>
          <table:table-cell office:value-type="time" office:time-value="PT14H21M25.505S">
            <text:p>14:21:25.51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4H21M22.574S">
            <text:p>14:21:22.57</text:p>
          </table:table-cell>
          <table:table-cell office:value-type="string">
            <text:p>Information Sharing for User Participants 1-25</text:p>
          </table:table-cell>
          <table:table-cell office:value-type="string">
            <text:p>/participants</text:p>
          </table:table-cell>
          <table:table-cell office:value-type="float" office:value="3167">
            <text:p>3167</text:p>
          </table:table-cell>
          <table:table-cell office:value-type="string">
            <text:p>Warning</text:p>
          </table:table-cell>
          <table:table-cell office:value-type="float" office:value="8553">
            <text:p>8553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4H21M25.744S">
            <text:p>14:21:25.74</text:p>
          </table:table-cell>
          <table:table-cell office:value-type="string">
            <text:p>Information Sharing for User Participants 1-25</text:p>
          </table:table-cell>
          <table:table-cell office:value-type="string">
            <text:p>/home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2">
          <table:table-cell office:value-type="float" office:value="298">
            <text:p>298</text:p>
          </table:table-cell>
          <table:table-cell office:value-type="time" office:time-value="PT14H21M25.781S">
            <text:p>14:21:25.78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4H21M25.787S">
            <text:p>14:21:25.79</text:p>
          </table:table-cell>
          <table:table-cell office:value-type="string">
            <text:p>Information Sharing for User Participants 1-2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 office:value-type="float" office:value="300">
            <text:p>300</text:p>
          </table:table-cell>
          <table:table-cell office:value-type="time" office:time-value="PT14H21M25.791S">
            <text:p>14:21:25.79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4:2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7T14:25:57.12</dc:date>
    <meta:generator>OpenOffice.org/3.2$Win32 OpenOffice.org_project/320m12$Build-9483</meta:generator>
    <meta:editing-duration>PT00H01M09S</meta:editing-duration>
    <meta:editing-cycles>2</meta:editing-cycles>
    <meta:document-statistic meta:table-count="1" meta:cell-count="2107" meta:object-count="0"/>
  </office:meta>
</office:document-meta>
</file>